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61c7" officeooo:paragraph-rsid="000b61c7"/>
    </style:style>
    <style:style style:name="P2" style:family="paragraph" style:parent-style-name="Standard">
      <style:text-properties officeooo:rsid="000b61c7" officeooo:paragraph-rsid="000d4e18"/>
    </style:style>
    <style:style style:name="P3" style:family="paragraph" style:parent-style-name="Standard">
      <style:text-properties officeooo:rsid="000b61c7" officeooo:paragraph-rsid="000d5d93"/>
    </style:style>
    <style:style style:name="P4" style:family="paragraph" style:parent-style-name="Standard">
      <style:text-properties officeooo:rsid="000b61c7" officeooo:paragraph-rsid="000db7db"/>
    </style:style>
    <style:style style:name="P5" style:family="paragraph" style:parent-style-name="Standard">
      <style:text-properties officeooo:rsid="000b61c7" officeooo:paragraph-rsid="000f0ac6"/>
    </style:style>
    <style:style style:name="P6" style:family="paragraph" style:parent-style-name="Standard">
      <style:text-properties officeooo:rsid="000c2ad1" officeooo:paragraph-rsid="000c2ad1"/>
    </style:style>
    <style:style style:name="P7" style:family="paragraph" style:parent-style-name="Standard">
      <style:text-properties officeooo:rsid="000c2ad1" officeooo:paragraph-rsid="000d4e18"/>
    </style:style>
    <style:style style:name="P8" style:family="paragraph" style:parent-style-name="Standard">
      <style:text-properties officeooo:rsid="000c6531" officeooo:paragraph-rsid="000c6531"/>
    </style:style>
    <style:style style:name="P9" style:family="paragraph" style:parent-style-name="Standard">
      <style:text-properties officeooo:rsid="000c6531" officeooo:paragraph-rsid="000d4e18"/>
    </style:style>
    <style:style style:name="P10" style:family="paragraph" style:parent-style-name="Standard">
      <style:text-properties officeooo:rsid="000d4e18" officeooo:paragraph-rsid="000d4e18"/>
    </style:style>
    <style:style style:name="P11" style:family="paragraph" style:parent-style-name="Standard">
      <style:text-properties officeooo:rsid="000d5d93" officeooo:paragraph-rsid="000d5d93"/>
    </style:style>
    <style:style style:name="P12" style:family="paragraph" style:parent-style-name="Standard">
      <style:text-properties officeooo:rsid="000db7db" officeooo:paragraph-rsid="000db7db"/>
    </style:style>
    <style:style style:name="P13" style:family="paragraph" style:parent-style-name="Standard">
      <style:text-properties officeooo:rsid="00102d0d" officeooo:paragraph-rsid="00102d0d"/>
    </style:style>
    <style:style style:name="P14" style:family="paragraph" style:parent-style-name="Standard">
      <style:text-properties officeooo:rsid="0010faf3" officeooo:paragraph-rsid="0010faf3"/>
    </style:style>
    <style:style style:name="T1" style:family="text">
      <style:text-properties officeooo:rsid="000becc1"/>
    </style:style>
    <style:style style:name="T2" style:family="text">
      <style:text-properties officeooo:rsid="000c6531"/>
    </style:style>
    <style:style style:name="T3" style:family="text">
      <style:text-properties officeooo:rsid="000d4e18"/>
    </style:style>
    <style:style style:name="T4" style:family="text">
      <style:text-properties officeooo:rsid="000d5d93"/>
    </style:style>
    <style:style style:name="T5" style:family="text">
      <style:text-properties officeooo:rsid="000f0ac6"/>
    </style:style>
    <style:style style:name="T6" style:family="text">
      <style:text-properties officeooo:rsid="00102d0d"/>
    </style:style>
    <style:style style:name="T7" style:family="text">
      <style:text-properties officeooo:rsid="0010fa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 fonctionnalité : <text:span text:style-name="T1">Dessiner des points sur un croquis</text:span></text:p>
      <text:p text:style-name="P1"/>
      <text:p text:style-name="P1">Utilisateurs : <text:span text:style-name="T1">Détecteur</text:span></text:p>
      <text:p text:style-name="P1"/>
      <text:p text:style-name="P2">Description fonctionnalité : </text:p>
      <text:p text:style-name="P2"><text:span text:style-name="T1">Le détecteur est chargé d’écouter ce qui dit le Capitaine adverse pour parvenir à localiser le sous-marin ennemi.</text:span></text:p>
      <text:p text:style-name="P1"/>
      <text:p text:style-name="P6">Pour cela, à chaque fois que le Capitaine adverse <text:span text:style-name="T2">annonce un cap (Nord, Sud, Ouest ou Est), et il le reporte sur son croquis. </text:span></text:p>
      <text:p text:style-name="P8">Il pourra déplacer son croquis sur la carte du jeu afin de déduire où se trouve le sous-marin ennemi.</text:p>
      <text:p text:style-name="P1"/>
      <text:p text:style-name="P1">Règles de gestion :</text:p>
      <text:p text:style-name="P1"/>
      <text:p text:style-name="P8">On ne peut ni croiser sa propre route, ni traverser les îles</text:p>
      <text:p text:style-name="P1">Autres contraintes :</text:p>
      <text:p text:style-name="P1"/>
      <text:p text:style-name="P1">Priorité : <text:span text:style-name="T1">M</text:span></text:p>
      <text:p text:style-name="P1"/>
      <text:p text:style-name="P1"/>
      <text:p text:style-name="P1"/>
      <text:p text:style-name="P2">Nom fonctionnalité : <text:span text:style-name="T3">Déplacer son croquis</text:span></text:p>
      <text:p text:style-name="P2"/>
      <text:p text:style-name="P2">Utilisateurs : <text:span text:style-name="T1">Détecteur</text:span></text:p>
      <text:p text:style-name="P2"/>
      <text:p text:style-name="P2">Description fonctionnalité : </text:p>
      <text:p text:style-name="P7"/>
      <text:p text:style-name="P9">Il pourra déplacer son croquis sur la carte du jeu afin de déduire où se trouve le sous-marin ennemi.</text:p>
      <text:p text:style-name="P2"/>
      <text:p text:style-name="P2">Règles de gestion :</text:p>
      <text:p text:style-name="P2"/>
      <text:p text:style-name="P9">On ne peut ni croiser sa propre route, ni traverser les îles</text:p>
      <text:p text:style-name="P2">Autres contraintes :</text:p>
      <text:p text:style-name="P2"/>
      <text:p text:style-name="P2">Priorité : <text:span text:style-name="T1">M</text:span></text:p>
      <text:p text:style-name="P2"/>
      <text:p text:style-name="P2"/>
      <text:p text:style-name="P2">Nom fonctionnalité : <text:span text:style-name="T3">Remplir la jauge</text:span></text:p>
      <text:p text:style-name="P2"/>
      <text:p text:style-name="P2">Utilisateurs : <text:span text:style-name="T3">Second</text:span></text:p>
      <text:p text:style-name="P2"/>
      <text:p text:style-name="P2">Description fonctionnalité : </text:p>
      <text:p text:style-name="P2"/>
      <text:p text:style-name="P10">Le Second est chargé de remplir les jauges des systèmes de sous-marin : les armes, les systèmes de détection et la fonction de furtivité. </text:p>
      <text:p text:style-name="P10"/>
      <text:p text:style-name="P2"/>
      <text:p text:style-name="P2">Règles de gestion :</text:p>
      <text:p text:style-name="P9"/>
      <text:p text:style-name="P10">Il pourra cocher une case à chaque fois qu’<text:span text:style-name="T5">il y à un déplacement de son navire (ordre de cap du Capitaine ou bien l’activation de la capacité « Silence »).</text:span></text:p>
      <text:p text:style-name="P10"><text:soft-page-break/>Il coche une case dans la jauge de son choix ou en suivant les consignes données par le Capitaine en fonction de ses besoins.</text:p>
      <text:p text:style-name="P11">Une fois la capacité activée, la jauge du système se réinitialise et pourra être à nouveau rempli.</text:p>
      <text:p text:style-name="P2">Autres contraintes :</text:p>
      <text:p text:style-name="P2"/>
      <text:p text:style-name="P2">Priorité : <text:span text:style-name="T1">M</text:span></text:p>
      <text:p text:style-name="P2"/>
      <text:p text:style-name="P2"/>
      <text:p text:style-name="P3">Nom fonctionnalité : <text:span text:style-name="T4">Annonces</text:span></text:p>
      <text:p text:style-name="P3"/>
      <text:p text:style-name="P3">Utilisateurs : <text:span text:style-name="T4">Second</text:span></text:p>
      <text:p text:style-name="P3"/>
      <text:p text:style-name="P3">Description fonctionnalité : </text:p>
      <text:p text:style-name="P3"/>
      <text:p text:style-name="P11">Il annonce « OK » après un ordre du Capitaine, afin qu’il puisse redonner un ordre.</text:p>
      <text:p text:style-name="P11">Quand une jauge est rempli, le Second l’annonce à haute voix (exemple : « MINE PRÊTRE MON CAPITAINE !»). Il annonce aussi quand le bâtiment prend des dégâts</text:p>
      <text:p text:style-name="P3"/>
      <text:p text:style-name="P3">Règles de gestion :</text:p>
      <text:p text:style-name="P3"/>
      <text:p text:style-name="P3">Priorité : <text:span text:style-name="T1">M</text:span></text:p>
      <text:p text:style-name="P3"/>
      <text:p text:style-name="P3"/>
      <text:p text:style-name="P3">Nom fonctionnalité : M<text:span text:style-name="T4">ettre dégâts</text:span></text:p>
      <text:p text:style-name="P3"/>
      <text:p text:style-name="P3">Utilisateurs : <text:span text:style-name="T4">Second</text:span></text:p>
      <text:p text:style-name="P3"/>
      <text:p text:style-name="P3">Description fonctionnalité : </text:p>
      <text:p text:style-name="P12">Quand le sous-marin de son équipe prenne des dégâts, il rempli une case en haut de sa fiche qui correspond aux 4 dégâts maximum que le sous-marin peut encaisser.</text:p>
      <text:p text:style-name="P3"/>
      <text:p text:style-name="P3">Règles de gestion :</text:p>
      <text:p text:style-name="P12">S’il ne coche pas cette case, Il sera coché automatiquement après un certains temps. Cependant, le capitaine ne pourra plus donner de cap ou d’ordre concernant le Second.</text:p>
      <text:p text:style-name="P3"/>
      <text:p text:style-name="P3">Priorité : <text:span text:style-name="T1">M</text:span></text:p>
      <text:p text:style-name="P10"/>
      <text:p text:style-name="P10"/>
      <text:p text:style-name="P10"/>
      <text:p text:style-name="P4">Nom fonctionnalité : <text:span text:style-name="T5">Choisie la position de départ</text:span></text:p>
      <text:p text:style-name="P4"/>
      <text:p text:style-name="P4">Utilisateurs : <text:span text:style-name="T6">Capitaine</text:span></text:p>
      <text:p text:style-name="P4"/>
      <text:p text:style-name="P4">Description fonctionnalité : </text:p>
      <text:p text:style-name="P4"/>
      <text:p text:style-name="P13">En début de partie, le capitaine fait une croix sur la case disponible (non sur une île) de son choix pour définir sa position de départ, sans la montrer à l’équipe adverse.</text:p>
      <text:p text:style-name="P4"/>
      <text:p text:style-name="P4">Règles de gestion :</text:p>
      <text:p text:style-name="P4"/>
      <text:p text:style-name="P13">Il le fait en début de parti.</text:p>
      <text:p text:style-name="P4">Priorité : <text:span text:style-name="T1">M</text:span></text:p>
      <text:p text:style-name="P4"><text:soft-page-break/></text:p>
      <text:p text:style-name="P5">Nom fonctionnalité : <text:span text:style-name="T7">Annoncer un cap</text:span></text:p>
      <text:p text:style-name="P5"/>
      <text:p text:style-name="P5">Utilisateurs : <text:span text:style-name="T7">Capitaine</text:span></text:p>
      <text:p text:style-name="P5"/>
      <text:p text:style-name="P5">Description fonctionnalité : </text:p>
      <text:p text:style-name="P5"/>
      <text:p text:style-name="P14">Le capitaine peut déplacer son bâtiment d’une seule case à la fois dans l’une des 4 directions de son choix (Nord/Sud/Est/Ouest).</text:p>
      <text:p text:style-name="P5"/>
      <text:p text:style-name="P5">Règles de gestion :</text:p>
      <text:p text:style-name="P14">Il peut annoncer son cap, seulement pendant son tour. Sinon, il devra attende que l’équipe adverse termine son tour.</text:p>
      <text:p text:style-name="P5">Priorité : <text:span text:style-name="T1">M</text:span></text:p>
      <text:p text:style-name="P5"/>
      <text:p text:style-name="P5"/>
      <text:p text:style-name="P5">Nom fonctionnalité : <text:span text:style-name="T5">Faire surface</text:span></text:p>
      <text:p text:style-name="P5"/>
      <text:p text:style-name="P5">Utilisateurs : <text:span text:style-name="T6">Capitaine</text:span></text:p>
      <text:p text:style-name="P5"/>
      <text:p text:style-name="P5">Description fonctionnalité : </text:p>
      <text:p text:style-name="P5"/>
      <text:p text:style-name="P13">Le Capitaine peut « Faire surface », qui permettra de réparer efficacement son sous-marin, et de réinitialiser sa route de navigation.</text:p>
      <text:p text:style-name="P13"/>
      <text:p text:style-name="P5">Règles de gestion :</text:p>
      <text:p text:style-name="P5"/>
      <text:p text:style-name="P13">L’ennemi connaîtra le secteur du navire de l’équipe en face lorsque son navire fait surface.</text:p>
      <text:p text:style-name="P5"/>
      <text:p text:style-name="P5">Priorité : <text:span text:style-name="T1">M</text:span></text:p>
      <text:p text:style-name="P5"/>
      <text:p text:style-name="P5"/>
      <text:p text:style-name="P5">Nom fonctionnalité : <text:span text:style-name="T5">Utiliser les Systèmes</text:span></text:p>
      <text:p text:style-name="P5"/>
      <text:p text:style-name="P5">Utilisateurs : <text:span text:style-name="T7">Capitaine</text:span></text:p>
      <text:p text:style-name="P5"/>
      <text:p text:style-name="P5">Description fonctionnalité : </text:p>
      <text:p text:style-name="P5"/>
      <text:p text:style-name="P14">Le capitaine peut donner l’ordre d’utiliser un Système. </text:p>
      <text:p text:style-name="P14">En cas d’un Système déjà sur la carte (exemple : Mine), il peut l’activer.</text:p>
      <text:p text:style-name="P5"/>
      <text:p text:style-name="P5">Règles de gestion :</text:p>
      <text:p text:style-name="P5"/>
      <text:p text:style-name="P14">Le Système doit être chargé. </text:p>
      <text:p text:style-name="P14">Il ne peut pas se déplacer et demander un système.</text:p>
      <text:p text:style-name="P14">Il doit respecté les primitives (condition et règles d’utilisation) des Systèmes.</text:p>
      <text:p text:style-name="P5">Priorité : <text:span text:style-name="T1">M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0:37:27.580037303</meta:creation-date>
    <dc:date>2020-01-28T12:24:38.732196767</dc:date>
    <meta:editing-duration>PT27S</meta:editing-duration>
    <meta:editing-cycles>1</meta:editing-cycles>
    <meta:document-statistic meta:table-count="0" meta:image-count="0" meta:object-count="0" meta:page-count="3" meta:paragraph-count="73" meta:word-count="644" meta:character-count="3775" meta:non-whitespace-character-count="3191"/>
    <meta:generator>LibreOffice/6.0.7.3$Linux_X86_64 LibreOffice_project/00m0$Build-3</meta:generator>
  </office:meta>
</office:document-meta>
</file>